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9.9mm"/>
    </style:style>
    <style:style style:name="co14" style:family="table-column">
      <style:table-column-properties fo:break-before="auto" style:column-width="67.91mm"/>
    </style:style>
    <style:style style:name="co15" style:family="table-column">
      <style:table-column-properties fo:break-before="auto" style:column-width="120.74mm"/>
    </style:style>
    <style:style style:name="ro1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77mm" fo:break-before="auto" style:use-optimal-row-height="true"/>
    </style:style>
    <style:style style:name="ro5" style:family="table-row">
      <style:table-row-properties style:row-height="19.12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14.45mm" fo:break-before="auto" style:use-optimal-row-height="true"/>
    </style:style>
    <style:style style:name="ro8" style:family="table-row">
      <style:table-row-properties style:row-height="23.79mm" fo:break-before="auto" style:use-optimal-row-height="true"/>
    </style:style>
    <style:style style:name="ro9" style:family="table-row">
      <style:table-row-properties style:row-height="10.8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8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/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3" table:default-cell-style-name="ce16"/>
        <table:table-column table:style-name="co2" table:default-cell-style-name="ce16"/>
        <table:table-column table:style-name="co14" table:default-cell-style-name="ce16"/>
        <table:table-column table:style-name="co15" table:number-columns-repeated="2" table:default-cell-style-name="ce16"/>
        <table:table-row table:style-name="ro1">
          <table:table-cell table:style-name="ce26" office:value-type="string" calcext:value-type="string">
            <text:p>Lec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7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[slides](lecture02.qmd)</text:p>
          </table:table-cell>
          <table:table-cell table:style-name="ce3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1-16" calcext:value-type="date">
            <text:p>16/Jan</text:p>
          </table:table-cell>
          <table:table-cell table:style-name="ce3" office:value-type="string" calcext:value-type="string">
            <text:p>No class</text:p>
          </table:table-cell>
          <table:table-cell table:style-name="ce21" office:value-type="string" calcext:value-type="string">
            <text:p>Hard freeze day</text:p>
          </table:table-cell>
          <table:table-cell table:style-name="ce21"/>
        </table:table-row>
        <table:table-row table:style-name="ro8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</text:p>
          </table:table-cell>
          <table:table-cell table:style-name="ce2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quick ref.</text:p>
          </table:table-cell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5" office:value-type="date" office:date-value="2024-01-23" calcext:value-type="date">
            <text:p>23/Jan</text:p>
          </table:table-cell>
          <table:table-cell table:style-name="ce29" office:value-type="string" calcext:value-type="string">
            <text:p>R basics 2</text:p>
          </table:table-cell>
          <table:table-cell table:style-name="ce29" office:value-type="string" calcext:value-type="string">
            <text:p>List, subsetting, data.frame, if()..else</text:p>
          </table:table-cell>
          <table:table-cell table:style-name="ce29"/>
        </table:table-row>
        <table:table-row table:style-name="ro5">
          <table:table-cell table:style-name="ce29" office:value-type="float" office:value="5" calcext:value-type="float">
            <text:p>5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 office:value-type="string" calcext:value-type="string">
            <text:p>R basics 3</text:p>
          </table:table-cell>
          <table:table-cell table:style-name="ce29" office:value-type="string" calcext:value-type="string">
            <text:p>for() ; function(). [announcements](lecture05.qmd); `.R` scripts: [lec5_demo](scripts/class5_demo_loops-functions.R), [lec5_practice](scripts/class5_practice_loops-functions.R)</text:p>
          </table:table-cell>
          <table:table-cell table:style-name="ce29" office:value-type="string" calcext:value-type="string">
            <text:p>functions: [fundamentals](<text:a xlink:href="https://adv-r.hadley.nz/functions.html" xlink:type="simple">https://adv-r.hadley.nz/functions.html</text:a>). [practical use](<text:a xlink:href="https://r4ds.hadley.nz/functions" xlink:type="simple">https://r4ds.hadley.nz/functions</text:a>).[Environments](<text:a xlink:href="https://adv-r.hadley.nz/environments.html" xlink:type="simple">https://adv-r.hadley.nz/environments.html</text:a>), with illustratio, s</text:p>
          </table:table-cell>
        </table:table-row>
        <table:table-row table:style-name="ro5">
          <table:table-cell table:style-name="ce29" office:value-type="float" office:value="6" calcext:value-type="float">
            <text:p>6</text:p>
          </table:table-cell>
          <table:table-cell table:style-name="ce35" office:value-type="date" office:date-value="2024-01-30" calcext:value-type="date">
            <text:p>30/Jan</text:p>
          </table:table-cell>
          <table:table-cell table:style-name="ce29" office:value-type="string" calcext:value-type="string">
            <text:p>Basics 4 + Data wrangling in R with `tidyverse`, `dplyr`</text:p>
          </table:table-cell>
          <table:table-cell table:style-name="ce29" office:value-type="string" calcext:value-type="string">
            <text:p>More `function()`, vectorization ; Simple manipulation of `data.frames`/`tibbles` = data wrangling. [slides](lecture07_tidyverse_intro.pptx)</text:p>
          </table:table-cell>
          <table:table-cell table:style-name="ce29" office:value-type="string" calcext:value-type="string">
            <text:p>Why [vectorize?](<text:a xlink:href="https://www.noamross.net/archives/2014-04-16-vectorization-in-r-why/" xlink:type="simple">https://www.noamross.net/archives/2014-04-16-vectorization-in-r-why/</text:a>); Merits of [tibbles](<text:a xlink:href="https://tibble.tidyverse.org/articles/tibble.html" xlink:type="simple">https://tibble.tidyverse.org/articles/tibble.html</text:a>)</text:p>
          </table:table-cell>
        </table:table-row>
        <table:table-row table:style-name="ro8">
          <table:table-cell table:style-name="ce29" office:value-type="float" office:value="7" calcext:value-type="float">
            <text:p>7</text:p>
          </table:table-cell>
          <table:table-cell table:style-name="ce35" office:value-type="date" office:date-value="2024-02-01" calcext:value-type="date">
            <text:p>01/Feb</text:p>
          </table:table-cell>
          <table:table-cell table:style-name="ce29" office:value-type="string" calcext:value-type="string">
            <text:p>Data wrangling **workshop**</text:p>
          </table:table-cell>
          <table:table-cell table:style-name="ce29" office:value-type="string" calcext:value-type="string">
            <text:p>Load data from `.csv` or `excel` file, commands to arrange rows and columns.; re-hash concepts, get students to wrangle data to answer a question. <text:s/>[worksheet](scripts/class7_tidyverse_worksheet.R) ; [?](assets/lec04_tidyverse_intro_worksheet.docx)</text:p>
          </table:table-cell>
          <table:table-cell table:style-name="ce29" office:value-type="string" calcext:value-type="string">
            <text:p>[dplyr cheatsheet](https://raw.githubusercontent.com/rstudio/cheatsheets/master/data-transformation.pdf) </text:p>
          </table:table-cell>
        </table:table-row>
        <table:table-row table:style-name="ro7">
          <table:table-cell table:style-name="ce29" office:value-type="float" office:value="8" calcext:value-type="float">
            <text:p>8</text:p>
          </table:table-cell>
          <table:table-cell table:style-name="ce35" office:value-type="date" office:date-value="2024-02-06" calcext:value-type="date">
            <text:p>06/Feb</text:p>
          </table:table-cell>
          <table:table-cell table:style-name="ce29" office:value-type="string" calcext:value-type="string">
            <text:p>`ggplot()` plotting</text:p>
          </table:table-cell>
          <table:table-cell table:style-name="ce29" office:value-type="string" calcext:value-type="string">
            <text:p>`ggplot`, `geom_point()` and `geom_line()`, interactive plots with `plotly::ggplotly()`. Principles of _“What should you show in a plot?”_</text:p>
          </table:table-cell>
          <table:table-cell table:style-name="ce29" office:value-type="string" calcext:value-type="string">
            <text:p>ggplot [aesthetics/mapping](<text:a xlink:href="https://clauswilke.com/dataviz/aesthetic-mapping.html" xlink:type="simple">https://clauswilke.com/dataviz/aesthetic-mapping.html</text:a>)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2-08" calcext:value-type="date">
            <text:p>08/Feb</text:p>
          </table:table-cell>
          <table:table-cell table:style-name="ce3" office:value-type="string" calcext:value-type="string">
            <text:p>No class</text:p>
          </table:table-cell>
          <table:table-cell table:style-name="ce3" office:value-type="string" calcext:value-type="string">
            <text:p>MONDAY SCHEDULE TODAY</text:p>
          </table:table-cell>
          <table:table-cell table:style-name="ce21"/>
        </table:table-row>
        <table:table-row table:style-name="ro8">
          <table:table-cell table:style-name="ce29" office:value-type="float" office:value="9" calcext:value-type="float">
            <text:p>9</text:p>
          </table:table-cell>
          <table:table-cell table:style-name="ce35" office:value-type="date" office:date-value="2024-02-13" calcext:value-type="date">
            <text:p>13/Feb</text:p>
          </table:table-cell>
          <table:table-cell table:style-name="ce29" office:value-type="string" calcext:value-type="string">
            <text:p>Version control using `git`</text:p>
          </table:table-cell>
          <table:table-cell table:style-name="ce29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29" office:value-type="string" calcext:value-type="string">
            <text:p>Intro to git: [lesson](https://uoftcoders.github.io/studyGroup/lessons/git/intro/lesson/); [philosophy of git](https://github.com/UofTCoders/studyGroup/blob/gh-pages/lessons/git/intro/philosophy_of_git.pdf)</text:p>
          </table:table-cell>
        </table:table-row>
        <table:table-row table:style-name="ro7">
          <table:table-cell table:style-name="ce29" office:value-type="float" office:value="10" calcext:value-type="float">
            <text:p>10</text:p>
          </table:table-cell>
          <table:table-cell table:style-name="ce35" office:value-type="date" office:date-value="2024-02-15" calcext:value-type="date">
            <text:p>15/Feb</text:p>
          </table:table-cell>
          <table:table-cell table:style-name="ce29" office:value-type="string" calcext:value-type="string">
            <text:p>`quarto`/`Rmarkdown` to produce reports</text:p>
          </table:table-cell>
          <table:table-cell table:style-name="ce29" office:value-type="string" calcext:value-type="string">
            <text:p>motivation for reproducible data analysis, benefits of localizing (*thoughts, code and outputs*) in one document. [slides](lecture10.qmd)</text:p>
          </table:table-cell>
          <table:table-cell table:style-name="ce32" office:value-type="string" calcext:value-type="string">
            <text:p>[quarto introduction](<text:a xlink:href="https://r4ds.hadley.nz/quarto" xlink:type="simple">https://r4ds.hadley.nz/quarto</text:a>)</text:p>
          </table:table-cell>
        </table:table-row>
        <table:table-row table:style-name="ro9">
          <table:table-cell table:style-name="ce29" office:value-type="float" office:value="11" calcext:value-type="float">
            <text:p>11</text:p>
          </table:table-cell>
          <table:table-cell table:style-name="ce35" office:value-type="date" office:date-value="2024-02-20" calcext:value-type="date">
            <text:p>20/Feb</text:p>
          </table:table-cell>
          <table:table-cell table:style-name="ce29" office:value-type="string" calcext:value-type="string">
            <text:p>Data -\&gt; figure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plots from a published paper</text:p>
          </table:table-cell>
          <table:table-cell table:style-name="ce32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35" office:value-type="date" office:date-value="2024-02-22" calcext:value-type="date">
            <text:p>22/Feb</text:p>
          </table:table-cell>
          <table:table-cell table:style-name="ce29" office:value-type="string" calcext:value-type="string">
            <text:p>Normal-distributions</text:p>
          </table:table-cell>
          <table:table-cell table:style-name="ce29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32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35" office:value-type="date" office:date-value="2024-02-27" calcext:value-type="date">
            <text:p>27/Feb</text:p>
          </table:table-cell>
          <table:table-cell table:style-name="ce29" office:value-type="string" calcext:value-type="string">
            <text:p>Intro to hypothesis testing (*t-tests*)</text:p>
          </table:table-cell>
          <table:table-cell table:style-name="ce29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32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35" office:value-type="date" office:date-value="2024-02-29" calcext:value-type="date">
            <text:p>29/Feb</text:p>
          </table:table-cell>
          <table:table-cell table:style-name="ce29" office:value-type="string" calcext:value-type="string">
            <text:p>Problems with p-values</text:p>
          </table:table-cell>
          <table:table-cell table:style-name="ce29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32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5" office:value-type="date" office:date-value="2024-03-05" calcext:value-type="date">
            <text:p>05/Mar</text:p>
          </table:table-cell>
          <table:table-cell table:style-name="ce29" office:value-type="string" calcext:value-type="string">
            <text:p>Linear regression (*2 dimensional data*)</text:p>
          </table:table-cell>
          <table:table-cell table:style-name="ce29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32"/>
        </table:table-row>
        <table:table-row table:style-name="ro1">
          <table:table-cell table:style-name="Default" table:number-columns-repeated="4"/>
          <table:table-cell table:style-name="ce32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4th or 5th/Mar</text:p>
          </table:table-cell>
          <table:table-cell table:style-name="ce19" office:value-type="string" calcext:value-type="string">
            <text:p>Review session</text:p>
          </table:table-cell>
          <table:table-cell table:style-name="ce19" office:value-type="string" calcext:value-type="string">
            <text:p>Summary of key concepts by TAs + Q &amp; A</text:p>
          </table:table-cell>
          <table:table-cell table:style-name="ce2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4" office:value-type="date" office:date-value="2024-03-07" calcext:value-type="date">
            <text:p>07/Mar</text:p>
          </table:table-cell>
          <table:table-cell table:style-name="ce4" office:value-type="string" calcext:value-type="string">
            <text:p>Midterm</text:p>
          </table:table-cell>
          <table:table-cell table:style-name="ce22" office:value-type="string" calcext:value-type="string">
            <text:p>**R***: tidyverse, plots, Rmarkdown*; **Stats**: *t-tests, problems with p-values, linear regressions* 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string" calcext:value-type="string">
            <text:p>9-17/Mar</text:p>
          </table:table-cell>
          <table:table-cell table:style-name="ce20" office:value-type="string" calcext:value-type="string">
            <text:p>Spring break</text:p>
          </table:table-cell>
          <table:table-cell table:style-name="ce3" office:value-type="string" calcext:value-type="string">
            <text:p>no class</text:p>
          </table:table-cell>
          <table:table-cell table:style-name="ce21"/>
        </table:table-row>
        <table:table-row table:style-name="ro1">
          <table:table-cell table:style-name="ce32"/>
          <table:table-cell table:style-name="ce35"/>
          <table:table-cell table:style-name="ce32" table:number-columns-repeated="3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35" office:value-type="date" office:date-value="2024-03-19" calcext:value-type="date">
            <text:p>19/Mar</text:p>
          </table:table-cell>
          <table:table-cell table:style-name="ce29" office:value-type="string" calcext:value-type="string">
            <text:p>Linear regression fitting</text:p>
          </table:table-cell>
          <table:table-cell table:style-name="ce29" office:value-type="string" calcext:value-type="string">
            <text:p>key concept is the % of variance explained by the fit. *Do `lm` and show how to interpret results and p.values*</text:p>
          </table:table-cell>
          <table:table-cell table:style-name="ce32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35" office:value-type="date" office:date-value="2024-03-21" calcext:value-type="date">
            <text:p>21/Mar</text:p>
          </table:table-cell>
          <table:table-cell table:style-name="ce29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32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35" office:value-type="date" office:date-value="2024-03-26" calcext:value-type="date">
            <text:p>26/Mar</text:p>
          </table:table-cell>
          <table:table-cell table:style-name="ce29" office:value-type="string" calcext:value-type="string">
            <text:p>Data -\&gt; statistics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</table:table-row>
        <table:table-row table:style-name="ro5">
          <table:table-cell table:style-name="ce29" office:value-type="float" office:value="20" calcext:value-type="float">
            <text:p>20</text:p>
          </table:table-cell>
          <table:table-cell table:style-name="ce35" office:value-type="date" office:date-value="2024-03-28" calcext:value-type="date">
            <text:p>28/Mar</text:p>
          </table:table-cell>
          <table:table-cell table:style-name="ce29" office:value-type="string" calcext:value-type="string">
            <text:p>Non-linear regressions</text:p>
          </table:table-cell>
          <table:table-cell table:style-name="ce29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32"/>
        </table:table-row>
        <table:table-row table:style-name="ro5">
          <table:table-cell table:style-name="ce29" office:value-type="float" office:value="21" calcext:value-type="float">
            <text:p>21</text:p>
          </table:table-cell>
          <table:table-cell table:style-name="ce35" office:value-type="date" office:date-value="2024-04-02" calcext:value-type="date">
            <text:p>02/Apr</text:p>
          </table:table-cell>
          <table:table-cell table:style-name="ce29" office:value-type="string" calcext:value-type="string">
            <text:p>Bootstrapping</text:p>
          </table:table-cell>
          <table:table-cell table:style-name="ce29" office:value-type="string" calcext:value-type="string">
            <text:p>benefits: *a better non-parametric test without making any assumptions about the data distribution*; cost: <text:span text:style-name="T1">low powered; *using a vectorized workflow to achieve bootstrapping and simple hypothesis testing* </text:span></text:p>
          </table:table-cell>
          <table:table-cell table:style-name="ce32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7">
          <table:table-cell table:style-name="ce29" office:value-type="float" office:value="22" calcext:value-type="float">
            <text:p>22</text:p>
          </table:table-cell>
          <table:table-cell table:style-name="ce35" office:value-type="date" office:date-value="2024-04-04" calcext:value-type="date">
            <text:p>04/Apr</text:p>
          </table:table-cell>
          <table:table-cell table:style-name="ce29" office:value-type="string" calcext:value-type="string">
            <text:p>Working with higher dimensional data</text:p>
          </table:table-cell>
          <table:table-cell table:style-name="ce29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32"/>
        </table:table-row>
        <table:table-row table:style-name="ro3">
          <table:table-cell table:style-name="ce29" office:value-type="float" office:value="23" calcext:value-type="float">
            <text:p>23</text:p>
          </table:table-cell>
          <table:table-cell table:style-name="ce35" office:value-type="date" office:date-value="2024-04-09" calcext:value-type="date">
            <text:p>09/Apr</text:p>
          </table:table-cell>
          <table:table-cell table:style-name="ce29" office:value-type="string" calcext:value-type="string">
            <text:p>critique statistics from a research article, **workshop**</text:p>
          </table:table-cell>
          <table:table-cell table:style-name="ce29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32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35" office:value-type="date" office:date-value="2024-04-11" calcext:value-type="date">
            <text:p>11/Apr</text:p>
          </table:table-cell>
          <table:table-cell table:style-name="ce29" office:value-type="string" calcext:value-type="string">
            <text:p>Using AI based tools to speed up writing code</text:p>
          </table:table-cell>
          <table:table-cell table:style-name="ce32" office:value-type="string" calcext:value-type="string">
            <text:p/>
          </table:table-cell>
          <table:table-cell table:style-name="ce32"/>
        </table:table-row>
        <table:table-row table:style-name="ro7">
          <table:table-cell table:style-name="ce29" office:value-type="float" office:value="25" calcext:value-type="float">
            <text:p>25</text:p>
          </table:table-cell>
          <table:table-cell table:style-name="ce35" office:value-type="date" office:date-value="2024-04-16" calcext:value-type="date">
            <text:p>16/Apr</text:p>
          </table:table-cell>
          <table:table-cell table:style-name="ce29" office:value-type="string" calcext:value-type="string">
            <text:p>Student presentations 1</text:p>
          </table:table-cell>
          <table:table-cell table:style-name="ce32" office:value-type="string" calcext:value-type="string">
            <text:p>Bring your own dataset, apply statistical analysis, present written report and presentation</text:p>
          </table:table-cell>
          <table:table-cell table:style-name="ce29" office:value-type="string" calcext:value-type="string">
            <text:p>[Ethics](https://www.reddit.com/r/learnprogramming/comments/1796ftz/why_is_codeium_and_github_copilot_unethical_why/) ; [LLMs overview](https://intro2r.library.duke.edu/ai.html)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35" office:value-type="date" office:date-value="2024-04-18" calcext:value-type="date">
            <text:p>18/Apr</text:p>
          </table:table-cell>
          <table:table-cell table:style-name="ce29" office:value-type="string" calcext:value-type="string">
            <text:p>Student presentations 2</text:p>
          </table:table-cell>
          <table:table-cell table:style-name="ce32" office:value-type="string" calcext:value-type="string">
            <text:p>“</text:p>
          </table:table-cell>
          <table:table-cell table:style-name="ce32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32"/>
        </table:table-row>
        <table:table-row table:style-name="ro1">
          <table:table-cell table:style-name="Default" table:number-columns-repeated="2"/>
          <table:table-cell table:style-name="ce29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24-30/Apr</text:p>
          </table:table-cell>
          <table:table-cell table:style-name="ce4" office:value-type="string" calcext:value-type="string">
            <text:p>Final exam</text:p>
          </table:table-cell>
          <table:table-cell table:style-name="ce2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44"/>
        <table:table-column table:style-name="co2" table:default-cell-style-name="ce35"/>
        <table:table-column table:style-name="co6" table:default-cell-style-name="ce44"/>
        <table:table-column table:style-name="co7" table:default-cell-style-name="ce44"/>
        <table:table-row table:style-name="ro1">
          <table:table-cell table:style-name="ce43" office:value-type="string" calcext:value-type="string">
            <text:p>Lec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opic</text:p>
          </table:table-cell>
          <table:table-cell table:style-name="ce43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4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6" office:value-type="string" calcext:value-type="string">
            <text:p>Lec</text:p>
          </table:table-cell>
          <table:table-cell table:style-name="ce45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5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[slides](lecture02.qmd)</text:p>
          </table:table-cell>
          <table:table-cell table:style-name="ce32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35" office:value-type="date" office:date-value="2024-01-16" calcext:value-type="date">
            <text:p>16/Jan</text:p>
          </table:table-cell>
          <table:table-cell table:style-name="ce29" office:value-type="string" calcext:value-type="string">
            <text:p>NO CLASS; Hard freeze day</text:p>
          </table:table-cell>
          <table:table-cell table:style-name="ce32" table:number-columns-repeated="2"/>
        </table:table-row>
        <table:table-row table:style-name="ro5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 and control flow</text:p>
          </table:table-cell>
          <table:table-cell table:style-name="ce2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29" office:value-type="string" calcext:value-type="string">
            <text:p>…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/>
          <table:table-cell table:style-name="ce29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32"/>
        </table:table-row>
        <table:table-row table:style-name="ro10" table:number-rows-repeated="1048569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1">00/00/0000</text:date>, <text:time style:data-style-name="N2" text:time-value="00:17:25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1-31T00:19:16.742000000</dc:date>
    <dc:creator>Anon ymous</dc:creator>
    <meta:editing-duration>PT4H18M2S</meta:editing-duration>
    <meta:editing-cycles>40</meta:editing-cycles>
    <meta:generator>LibreOffice/6.2.0.3$Windows_X86_64 LibreOffice_project/98c6a8a1c6c7b144ce3cc729e34964b47ce25d62</meta:generator>
    <meta:document-statistic meta:table-count="3" meta:cell-count="179" meta:object-count="0"/>
  </office:meta>
</office:document-meta>
</file>